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000000169BC66AE32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07cm" svg:height="4.571cm" svg:x="0.286cm" svg:y="0.244cm">
          <draw:image xlink:href="Pictures/200000020000029000000169BC66AE32.eps" xlink:type="simple" xlink:show="embed" xlink:actuate="onLoad">
            <text:p/>
          </draw:image>
        </draw:frame>
        <draw:frame draw:style-name="gr2" draw:layer="layout" svg:width="0.493cm" svg:height="0.356cm" svg:x="4.402cm" svg:y="3.1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356cm" svg:x="4.402cm" svg:y="2.8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28cm" svg:height="0.322cm" svg:x="3.942cm" svg:y="3.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59cm" svg:height="0.802cm" svg:x="5.884cm" svg:y="0.47cm">
          <draw:text-box>
            <text:p><text:span text:style-name="T1">حافظہ۔</text:span><text:span text:style-name="T1">1</text:span></text:p>
          </draw:text-box>
        </draw:frame>
        <draw:frame draw:style-name="gr3" draw:text-style-name="P2" draw:layer="layout" svg:width="1.59cm" svg:height="0.802cm" svg:x="5.921cm" svg:y="4.013cm">
          <draw:text-box>
            <text:p><text:span text:style-name="T1">حافظہ۔</text:span><text:span text:style-name="T1">0</text:span></text:p>
          </draw:text-box>
        </draw:frame>
        <draw:frame draw:style-name="gr2" draw:layer="layout" svg:width="0.644cm" svg:height="0.322cm" svg:x="6.194cm" svg:y="2.2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66cm" svg:height="0.329cm" svg:x="6.212cm" svg:y="3.84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27cm" svg:height="0.356cm" svg:x="7.634cm" svg:y="3.69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27cm" svg:height="0.356cm" svg:x="7.647cm" svg:y="3.38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27cm" svg:height="0.356cm" svg:x="7.647cm" svg:y="3.06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527cm" svg:height="0.356cm" svg:x="7.647cm" svg:y="2.75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527cm" svg:height="0.356cm" svg:x="7.647cm" svg:y="2.0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27cm" svg:height="0.356cm" svg:x="7.647cm" svg:y="1.7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27cm" svg:height="0.356cm" svg:x="7.647cm" svg:y="1.41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527cm" svg:height="0.356cm" svg:x="7.647cm" svg:y="1.10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593cm" svg:height="0.322cm" svg:x="4.302cm" svg:y="3.87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93cm" svg:height="0.322cm" svg:x="1cm" svg:y="2.83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928cm" svg:height="0.322cm" svg:x="0.665cm" svg:y="2.47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93cm" svg:height="0.356cm" svg:x="1.1cm" svg:y="1.65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493cm" svg:height="0.356cm" svg:x="1.1cm" svg:y="1.34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2" draw:layer="layout" svg:width="0.862cm" svg:height="0.802cm" svg:x="7.728cm" svg:y="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078cm" svg:height="0.802cm" svg:x="2.036cm" svg:y="3.96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0.527cm" svg:height="0.356cm" svg:x="3.492cm" svg:y="3.0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27cm" svg:height="0.356cm" svg:x="3.492cm" svg:y="2.78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27cm" svg:height="0.356cm" svg:x="3.492cm" svg:y="2.50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27cm" svg:height="0.356cm" svg:x="3.492cm" svg:y="2.20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527cm" svg:height="0.356cm" svg:x="3.492cm" svg:y="1.93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27cm" svg:height="0.356cm" svg:x="3.492cm" svg:y="1.66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527cm" svg:height="0.356cm" svg:x="3.492cm" svg:y="1.3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27cm" svg:height="0.356cm" svg:x="3.492cm" svg:y="1.08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35cm" svg:height="0.308cm" svg:x="2.201cm" svg:y="0.39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.247cm" svg:height="0.802cm" svg:x="1.985cm" svg:y="0.483cm">
          <draw:text-box>
            <text:p><text:span text:style-name="T1">حافظ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8T15:58:01</dc:date>
    <dc:creator>kkk </dc:creator>
    <meta:generator>LibreOffice/3.3$Linux LibreOffice_project/330m19$Build-401</meta:generator>
    <meta:editing-duration>PT6H38M5S</meta:editing-duration>
    <meta:editing-cycles>26</meta:editing-cycles>
    <meta:document-statistic meta:object-count="33"/>
  </office:meta>
</office:document-meta>
</file>

<file path=Object 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>
  <semantics>
    <msub>
      <mi>D</mi>
      <mn>4</mn>
    </msub>
    <annotation encoding="StarMath 5.0">D_4</annotation>
  </semantics>
</math>
</file>

<file path=Object 11/content.xml><?xml version="1.0" encoding="utf-8"?>
<math xmlns="http://www.w3.org/1998/Math/MathML">
  <semantics>
    <msub>
      <mi>D</mi>
      <mn>5</mn>
    </msub>
    <annotation encoding="StarMath 5.0">D_5</annotation>
  </semantics>
</math>
</file>

<file path=Object 12/content.xml><?xml version="1.0" encoding="utf-8"?>
<math xmlns="http://www.w3.org/1998/Math/MathML">
  <semantics>
    <mover accent="true">
      <mi mathvariant="italic">بیدار0</mi>
      <mo>¯</mo>
    </mover>
    <annotation encoding="StarMath 5.0">overline{بیدار0}</annotation>
  </semantics>
</math>
</file>

<file path=Object 13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14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5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6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7/content.xml><?xml version="1.0" encoding="utf-8"?>
<math xmlns="http://www.w3.org/1998/Math/MathML">
  <semantics>
    <msub>
      <mi>D</mi>
      <mn>6</mn>
    </msub>
    <annotation encoding="StarMath 5.0">D_6</annotation>
  </semantics>
</math>
</file>

<file path=Object 18/content.xml><?xml version="1.0" encoding="utf-8"?>
<math xmlns="http://www.w3.org/1998/Math/MathML">
  <semantics>
    <msub>
      <mi>D</mi>
      <mn>7</mn>
    </msub>
    <annotation encoding="StarMath 5.0">D_7</annotation>
  </semantics>
</math>
</file>

<file path=Object 19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2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0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21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2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23/content.xml><?xml version="1.0" encoding="utf-8"?>
<math xmlns="http://www.w3.org/1998/Math/MathML">
  <semantics>
    <msub>
      <mi>D</mi>
      <mn>4</mn>
    </msub>
    <annotation encoding="StarMath 5.0">D_4</annotation>
  </semantics>
</math>
</file>

<file path=Object 24/content.xml><?xml version="1.0" encoding="utf-8"?>
<math xmlns="http://www.w3.org/1998/Math/MathML">
  <semantics>
    <msub>
      <mi>D</mi>
      <mn>5</mn>
    </msub>
    <annotation encoding="StarMath 5.0">D_5</annotation>
  </semantics>
</math>
</file>

<file path=Object 25/content.xml><?xml version="1.0" encoding="utf-8"?>
<math xmlns="http://www.w3.org/1998/Math/MathML">
  <semantics>
    <msub>
      <mi>D</mi>
      <mn>6</mn>
    </msub>
    <annotation encoding="StarMath 5.0">D_6</annotation>
  </semantics>
</math>
</file>

<file path=Object 26/content.xml><?xml version="1.0" encoding="utf-8"?>
<math xmlns="http://www.w3.org/1998/Math/MathML">
  <semantics>
    <msub>
      <mi>D</mi>
      <mn>7</mn>
    </msub>
    <annotation encoding="StarMath 5.0">D_7</annotation>
  </semantics>
</math>
</file>

<file path=Object 27/content.xml><?xml version="1.0" encoding="utf-8"?>
<math xmlns="http://www.w3.org/1998/Math/MathML">
  <semantics>
    <mrow>
      <mn>4</mn>
      <mo stretchy="false">×</mo>
      <mn>8</mn>
    </mrow>
    <annotation encoding="StarMath 5.0">4 times 8</annotation>
  </semantics>
</math>
</file>

<file path=Object 3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4/content.xml><?xml version="1.0" encoding="utf-8"?>
<math xmlns="http://www.w3.org/1998/Math/MathML">
  <semantics>
    <mover accent="true">
      <mi mathvariant="italic">بیدار1</mi>
      <mo>¯</mo>
    </mover>
    <annotation encoding="StarMath 5.0">overline{بیدار1}</annotation>
  </semantics>
</math>
</file>

<file path=Object 5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6/content.xml><?xml version="1.0" encoding="utf-8"?>
<math xmlns="http://www.w3.org/1998/Math/MathML">
  <semantics>
    <mover accent="true">
      <mi mathvariant="italic">بیدار</mi>
      <mo>¯</mo>
    </mover>
    <annotation encoding="StarMath 5.0">overline{بیدار}</annotation>
  </semantics>
</math>
</file>

<file path=Object 7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8/content.xml><?xml version="1.0" encoding="utf-8"?>
<math xmlns="http://www.w3.org/1998/Math/MathML">
  <semantics>
    <mover accent="true">
      <mi mathvariant="italic">بیدار</mi>
      <mo>¯</mo>
    </mover>
    <annotation encoding="StarMath 5.0">overline{بیدار}</annotation>
  </semantics>
</math>
</file>

<file path=Object 9/content.xml><?xml version="1.0" encoding="utf-8"?>
<math xmlns="http://www.w3.org/1998/Math/MathML">
  <semantics>
    <msub>
      <mi>D</mi>
      <mn>2</mn>
    </msub>
    <annotation encoding="StarMath 5.0">D_2</annotation>
  </semantics>
</math>
</file>